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223123" calcext:value-type="float">
            <text:p>1322312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2" calcext:value-type="float">
            <text:p>12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3" calcext:value-type="float">
            <text:p>23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5:28:38.230799920</meta:creation-date>
    <dc:date>2024-07-19T15:28:55.490245116</dc:date>
    <meta:editing-duration>PT18S</meta:editing-duration>
    <meta:editing-cycles>1</meta:editing-cycles>
    <meta:document-statistic meta:table-count="1" meta:cell-count="23" meta:object-count="0"/>
    <meta:generator>LibreOffice/7.3.7.2$Linux_X86_64 LibreOffice_project/30$Build-2</meta:generator>
  </office:meta>
</office:document-meta>
</file>